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ql4Ei2koVxX9YPaOC9oHxJRQOJvWVB1T26s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1T18:51:03.870920024</meta:creation-date>
    <dc:date>2025-05-21T18:56:31.076073369</dc:date>
    <meta:editing-duration>PT5M39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24.2.7.2$Linux_X86_64 LibreOffice_project/420$Build-2</meta:generator>
  </office:meta>
</office:document-meta>
</file>